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36in" table:align="left"/>
    </style:style>
    <style:style style:name="Table2.A" style:family="table-column">
      <style:table-column-properties style:column-width="1.2153in"/>
    </style:style>
    <style:style style:name="Table2.B" style:family="table-column">
      <style:table-column-properties style:column-width="5.708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200%"/>
      <style:text-properties fo:font-size="12pt" fo:font-weight="normal" style:font-size-asian="12pt" style:font-weight-asian="normal" style:font-size-complex="12pt" style:font-weight-complex="normal"/>
    </style:style>
    <style:style style:name="P4" style:family="paragraph" style:parent-style-name="Standard">
      <style:paragraph-properties fo:line-height="200%"/>
    </style:style>
    <style:style style:name="P5" style:family="paragraph" style:parent-style-name="Table_20_Contents">
      <style:text-properties fo:font-size="12pt" style:font-size-asian="12pt" style:font-size-complex="12pt"/>
    </style:style>
    <style:style style:name="P6" style:family="paragraph" style:parent-style-name="Table_20_Contents">
      <style:paragraph-properties fo:text-align="center" style:justify-single-word="false"/>
      <style:text-properties fo:font-size="12pt" style:font-size-asian="12pt" style:font-size-complex="12pt"/>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line-height="200%" fo:text-indent="0in" style:auto-text-indent="false"/>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5in" fo:margin-right="0in" fo:text-indent="0.5in" style:auto-text-indent="false"/>
    </style:style>
    <style:style style:name="P10" style:family="paragraph" style:parent-style-name="Standard">
      <style:paragraph-properties fo:margin-left="0in" fo:margin-right="0in" fo:text-indent="0.5in" style:auto-text-indent="false"/>
    </style:style>
    <style:style style:name="P11" style:family="paragraph" style:parent-style-name="Standard" style:list-style-name="L1">
      <style:text-properties fo:font-size="12pt" fo:font-weight="normal" style:font-size-asian="10.5pt" style:font-weight-asian="normal" style:font-size-complex="12pt" style:font-weight-complex="normal"/>
    </style:style>
    <style:style style:name="P12" style:family="paragraph" style:parent-style-name="Standard" style:list-style-name="L2">
      <style:text-properties fo:font-size="12pt" fo:font-weight="normal" style:font-size-asian="12pt" style:font-weight-asian="normal" style:font-size-complex="12pt" style:font-weight-complex="normal"/>
    </style:style>
    <style:style style:name="P13" style:family="paragraph" style:parent-style-name="Standard" style:list-style-name="WW8Num1">
      <style:paragraph-properties fo:line-height="200%"/>
    </style:style>
    <style:style style:name="T1" style:family="text">
      <style:text-properties fo:font-style="italic" style:font-style-asian="italic"/>
    </style:style>
    <style:style style:name="T2" style:family="text">
      <style:text-properties style:text-position="super 58%"/>
    </style:style>
    <style:style style:name="fr1" style:family="graphic" style:parent-style-name="OLE">
      <style:graphic-properties fo:margin-left="0in" fo:margin-right="0in" style:vertical-pos="middle" style:vertical-rel="text" fo:padding-left="0.1102in" fo:padding-right="0.1102in" fo:padding-top="0.0602in" fo:padding-bottom="0.0602in" fo:border="none" draw:ole-draw-aspect="1"/>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II: Experimentation</text:p>
      <text:p text:style-name="P1"/>
      <text:list text:style-name="L1">
        <text:list-item>
          <text:p text:style-name="P11">Sensors and modificatons – specifications and data</text:p>
        </text:list-item>
        <text:list-item>
          <text:p text:style-name="P11">Aggregate Samples used</text:p>
          <text:list>
            <text:list-item>
              <text:p text:style-name="P11">Specifications – mass, k, ISS, mass/volume ratio, average cobble volume, Fineness Modulus</text:p>
            </text:list-item>
          </text:list>
        </text:list-item>
      </text:list>
      <text:list text:style-name="L2">
        <text:list-item>
          <text:p text:style-name="P12">Calorimetry</text:p>
          <text:list>
            <text:list-item>
              <text:p text:style-name="P12">Describe method and theory </text:p>
            </text:list-item>
          </text:list>
        </text:list-item>
        <text:list-item>
          <text:p text:style-name="P12">Stormwater discharge simulator (find a better name?)</text:p>
          <text:list>
            <text:list-item>
              <text:p text:style-name="P12">Describe operation, design considerations, specifications</text:p>
            </text:list-item>
            <text:list-item>
              <text:p text:style-name="P12">Identify terminology used for data and analysis</text:p>
            </text:list-item>
            <text:list-item>
              <text:p text:style-name="P12">Flow sensor interface</text:p>
            </text:list-item>
          </text:list>
        </text:list-item>
      </text:list>
      <text:p text:style-name="P2"/>
      <text:p text:style-name="P3">Two seperate experiments were devised to measure thermal exchanges between water and a sample of gravel. First, calorimetry experiments were performed to determine the specific heat of a gravel sample in a hydrostatic environment. Secondly, a so-called stormwater discharge simulator was constructed to flush a body of gravel with heated water at reasonably high rates for up to 5 minutes. Temperature sensors, in both experiments, measured changes in water temperature and afforded an analysis of heat exchnge between water and gravel. In each group of experimental trials, a family of 9 gravel or rock samples was measured. (table below)</text:p>
      <table:table table:name="Table2" table:style-name="Table2">
        <table:table-column table:style-name="Table2.A"/>
        <table:table-column table:style-name="Table2.B"/>
        <table:table-row>
          <table:table-cell table:style-name="Table2.A1" office:value-type="string">
            <text:p text:style-name="P5">Sample ID</text:p>
          </table:table-cell>
          <table:table-cell table:style-name="Table2.B1" office:value-type="string">
            <text:p text:style-name="P6">Description</text:p>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3"/>
      <text:p text:style-name="P3"/>
      <text:p text:style-name="P3"/>
      <table:table table:name="Table1" table:style-name="Table1">
        <table:table-column table:style-name="Table1.A" table:number-columns-repeated="5"/>
        <text:soft-page-break/>
        <table:table-row>
          <table:table-cell table:style-name="Table1.A1" office:value-type="string">
            <text:p text:style-name="P5">Sample ID</text:p>
          </table:table-cell>
          <table:table-cell table:style-name="Table1.A1" office:value-type="string">
            <text:p text:style-name="P5">Mass (kg)</text:p>
          </table:table-cell>
          <table:table-cell table:style-name="Table1.A1" office:value-type="string">
            <text:p text:style-name="P5">ISS / Total Volume</text:p>
          </table:table-cell>
          <table:table-cell table:style-name="Table1.A1" office:value-type="string">
            <text:p text:style-name="P5">Volume (L)</text:p>
          </table:table-cell>
          <table:table-cell table:style-name="Table1.E1" office:value-type="string">
            <text:p text:style-name="P5">Cobbles / Litre</text:p>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E2" office:value-type="string">
            <text:p text:style-name="P5"/>
          </table:table-cell>
        </table:table-row>
      </table:table>
      <text:p text:style-name="P3"/>
      <text:p text:style-name="P3">Temperature Sensors</text:p>
      <text:p text:style-name="P3">The temperature sensors used were HOBO water temperature sensors manufactured by Onset Instruments. The sensors were in turn physically modified to achieve a responsivity on the order of <text:s/>a few seconds, as the conventional manufacturer specified responsivity was as large as 15 minutes for measurements within 1%. Sensors were then “matched” by submersing a family of 6-8 sensors in both hot and cold water reservoirs, and then selecting pairs of sensors that had the most similar temperature readings and the fastest responsivity. This matching process was performed each time for varied flow rates (low, medium and high) in the stormwater discharge simulator as well as the calorimetry experiements. (calibration figure example??) </text:p>
      <text:p text:style-name="P3"/>
      <text:p text:style-name="P3">Calorimetry</text:p>
      <text:p text:style-name="P3">To experimentally determine the thermal conductivity and specific heat capacity of an aggregate, sample was immersed in a static mass of water. The water bath was initiated with a typical temperature of about 75 C, and the aggregate assumed the temperature of the environment, usually between 20 and 23 C. HOBO sensors were placed in the hot water bath and left to sit for several moments before the aggregate was indroduced to the water, so as to afford some time for stabilization in the sensor and <text:soft-page-break/>fluid. Aggregate was then immersed into the water en mass, and after 15 minutes the sensors were removed for data collection. The resultant temperature data consistently featured a cooling curve that conveys information about the rate and quantity of thermal energy exchanged between the water and the aggregate. (figure)</text:p>
      <text:p text:style-name="P3">To analyticlly model the heat transfer characteristics of an aggregate, and ultimately to empirically determine a bulk thermal conductivity and specific heat, we assume that:</text:p>
      <text:p text:style-name="Standard"/>
      <text:list text:style-name="WW8Num1">
        <text:list-item>
          <text:p text:style-name="P13">All material properties of the aggregate are constant. <text:s/>Although the aggregate may be comprised of variable materials, the mix of materials is thorough and homogenous, allowing the aggregate to be adequately represented through mean bulk material properties.</text:p>
        </text:list-item>
        <text:list-item>
          <text:p text:style-name="P13">All material properties of the aggregate are independent of temperature. Within the temperature ranges nominally encountered in this application, it is assumed that temperature variation of material properties is negligible.</text:p>
        </text:list-item>
        <text:list-item>
          <text:p text:style-name="P13">The Biot number is small (<text:span text:style-name="T1">Bi</text:span>&lt;0.1), where the Biot number is defined as:</text:p>
        </text:list-item>
      </text:list>
      <text:p text:style-name="Standard"/>
      <text:p text:style-name="P9"><draw:frame draw:style-name="fr1" draw:name="Object1" text:anchor-type="as-char" svg:width="0.652in" svg:height="0.4217in" draw:z-index="0"><draw:object xlink:href="./Object 1" xlink:type="simple" xlink:show="embed" xlink:actuate="onLoad"/><draw:image xlink:href="./ObjectReplacements/Object 1" xlink:type="simple" xlink:show="embed" xlink:actuate="onLoad"/></draw:frame></text:p>
      <text:p text:style-name="P7"/>
      <text:p text:style-name="P8">where <text:span text:style-name="T1">α</text:span> is the heat transfer coefficient [W/m<text:span text:style-name="T2">2</text:span>/K], <text:span text:style-name="T1">R</text:span> is the characteristic radius of the aggregate [m], and <text:span text:style-name="T1">k</text:span> is the thermal conductivity [W/m/K]. <text:s/>A small Biot number implies that heat transfer rate is due solely to conduction and is immediate (<text:span text:style-name="T1">λ</text:span>→∞) within the aggregate body as compared to the heat transfer rate at the boundary such that the heat field within the body is homogenous and need not be resolved spatially. This assumption is recommended for calculating heat transfer rates of bodies with arbitrary shape (Baehr &amp; Stephan, 2006)[]ref</text:p>
      <text:p text:style-name="P8"/>
      <text:p text:style-name="P8"/>
      <text:p text:style-name="P4"><text:soft-page-break/>To determine the change in temperature of the aggregate with time, we first consider the First Law of Thermodynamics:</text:p>
      <text:p text:style-name="Standard"/>
      <text:p text:style-name="Standard"><text:tab/><draw:frame draw:style-name="fr1" draw:name="Object2" text:anchor-type="as-char" svg:width="0.6201in" svg:height="0.4217in" draw:z-index="1"><draw:object xlink:href="./Object 2" xlink:type="simple" xlink:show="embed" xlink:actuate="onLoad"/><draw:image xlink:href="./ObjectReplacements/Object 2" xlink:type="simple" xlink:show="embed" xlink:actuate="onLoad"/></draw:frame><text:tab/><text:tab/><text:tab/><text:tab/><text:tab/><text:tab/><text:tab/><text:tab/>(1)</text:p>
      <text:p text:style-name="Standard"/>
      <text:p text:style-name="P4">where <text:span text:style-name="T1">U</text:span> [J] is the internal energy of the aggregate and <draw:frame draw:style-name="fr1" draw:name="Object3" text:anchor-type="as-char" svg:width="0.222in" svg:height="0.1984in" draw:z-index="2"><draw:object xlink:href="./Object 3" xlink:type="simple" xlink:show="embed" xlink:actuate="onLoad"/><draw:image xlink:href="./ObjectReplacements/Object 3" xlink:type="simple" xlink:show="embed" xlink:actuate="onLoad"/></draw:frame> [W] is the heat flow across the composite boundary. <text:s/>If the aggregate of volume <text:span text:style-name="T1">V</text:span> has a density <text:span text:style-name="T1">ρ</text:span> [kg/m<text:span text:style-name="T2">3</text:span>] and specific heat capacity <text:span text:style-name="T1">c</text:span> [J/kg/K], then it holds that</text:p>
      <text:p text:style-name="P4"/>
      <text:p text:style-name="Standard"><text:tab/><draw:frame draw:style-name="fr1" draw:name="Object4" text:anchor-type="as-char" svg:width="1.5925in" svg:height="0.4217in" draw:z-index="3"><draw:object xlink:href="./Object 4" xlink:type="simple" xlink:show="embed" xlink:actuate="onLoad"/><draw:image xlink:href="./ObjectReplacements/Object 4" xlink:type="simple" xlink:show="embed" xlink:actuate="onLoad"/></draw:frame><text:tab/><text:tab/><text:tab/><text:tab/><text:tab/><text:tab/>(2)</text:p>
      <text:p text:style-name="P4"/>
      <text:p text:style-name="P4">where <text:span text:style-name="T1">u</text:span> is the specific internal energy [J/kg] and <text:span text:style-name="T1">r</text:span> is the radial dimension [m] normal to the aggregate surface at any differential boundary location. <text:s/>If the composite surface area of the aggregate is <text:span text:style-name="T1">A</text:span>, we obtain:</text:p>
      <text:p text:style-name="Standard"/>
      <text:p text:style-name="Standard"><text:tab/><draw:frame draw:style-name="fr1" draw:name="Object5" text:anchor-type="as-char" svg:width="1.1181in" svg:height="0.2602in" draw:z-index="4"><draw:object xlink:href="./Object 5" xlink:type="simple" xlink:show="embed" xlink:actuate="onLoad"/><draw:image xlink:href="./ObjectReplacements/Object 5" xlink:type="simple" xlink:show="embed" xlink:actuate="onLoad"/></draw:frame><text:tab/><text:tab/><text:tab/><text:tab/><text:tab/><text:tab/><text:tab/>(3)</text:p>
      <text:p text:style-name="Standard"/>
      <text:p text:style-name="Standard">and, from (1), we obtain:</text:p>
      <text:p text:style-name="Standard"/>
      <text:p text:style-name="Standard"><text:tab/><draw:frame draw:style-name="fr1" draw:name="Object6" text:anchor-type="as-char" svg:width="1.3457in" svg:height="0.4217in" draw:z-index="5"><draw:object xlink:href="./Object 6" xlink:type="simple" xlink:show="embed" xlink:actuate="onLoad"/><draw:image xlink:href="./ObjectReplacements/Object 6" xlink:type="simple" xlink:show="embed" xlink:actuate="onLoad"/></draw:frame><text:tab/><text:tab/><text:tab/><text:tab/><text:tab/><text:tab/><text:tab/>(4)</text:p>
      <text:p text:style-name="Standard"/>
      <text:p text:style-name="Standard">which has the solution</text:p>
      <text:p text:style-name="Standard"/>
      <text:p text:style-name="Standard"><text:tab/><draw:frame draw:style-name="fr1" draw:name="Object7" text:anchor-type="as-char" svg:width="1.9165in" svg:height="0.4634in" draw:z-index="6"><draw:object xlink:href="./Object 7" xlink:type="simple" xlink:show="embed" xlink:actuate="onLoad"/><draw:image xlink:href="./ObjectReplacements/Object 7" xlink:type="simple" xlink:show="embed" xlink:actuate="onLoad"/></draw:frame><text:tab/><text:tab/><text:tab/><text:tab/><text:tab/><text:tab/>(5)</text:p>
      <text:p text:style-name="Standard"/>
      <text:p text:style-name="Standard">with time constant</text:p>
      <text:p text:style-name="Standard"/>
      <text:p text:style-name="P10"><draw:frame draw:style-name="fr1" draw:name="Object8" text:anchor-type="as-char" svg:width="0.6756in" svg:height="0.4217in" draw:z-index="7"><draw:object xlink:href="./Object 8" xlink:type="simple" xlink:show="embed" xlink:actuate="onLoad"/><draw:image xlink:href="./ObjectReplacements/Object 8" xlink:type="simple" xlink:show="embed" xlink:actuate="onLoad"/></draw:frame><text:tab/><text:tab/><text:tab/><text:tab/><text:tab/></text:p>
      <text:p text:style-name="P10"><text:tab/><text:tab/><text:tab/>(6)</text:p>
      <text:p text:style-name="P10"/>
      <text:p text:style-name="P8"><text:soft-page-break/>Because the calorimetry experiments performed produced exponential decay curves, the time constant can be determined from data regression. Since the density and volume for any given experiment may be determined from Archimedes’ methods and the surface area inferred from the fineness modulus provided by the manufacturer, the ratio c/α may be determined for each gravel aggregate material. </text:p>
      <text:p text:style-name="P8">Additionally, the decay curve can be integrated to determine the cumulative volume of heat exchang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immyk</meta:initial-creator>
    <meta:creation-date>2008-10-01T05:05:06</meta:creation-date>
    <dc:date>2008-10-07T18:10:50</dc:date>
    <meta:editing-cycles>5</meta:editing-cycles>
    <meta:editing-duration>PT4H43M38S</meta:editing-duration>
    <meta:user-defined meta:name="Info 1"/>
    <meta:user-defined meta:name="Info 2"/>
    <meta:user-defined meta:name="Info 3"/>
    <meta:user-defined meta:name="Info 4"/>
    <meta:document-statistic meta:table-count="2" meta:image-count="0" meta:object-count="8" meta:page-count="5" meta:paragraph-count="43" meta:word-count="807" meta:character-count="5165"/>
  </office:meta>
</office:document-meta>
</file>

<file path=Object 1/content.xml><?xml version="1.0" encoding="utf-8"?>
<!DOCTYPE math  PUBLIC '-//OpenOffice.org//DTD Modified W3C MathML 1.01//EN'  'math.dtd'>
<math:math xmlns:math="http://www.w3.org/1998/Math/MathML">
  <math:semantics>
    <math:mrow>
      <math:mstyle math:fontsize="12pt">
        <math:mrow>
          <math:mrow>
            <math:mstyle math:fontstyle="italic">
              <math:mrow>
                <math:mtext>Bi</math:mtext>
              </math:mrow>
            </math:mstyle>
            <math:mo math:stretchy="false">=</math:mo>
            <math:mfrac>
              <math:mi math:fontstyle="italic">αR</math:mi>
              <math:mi>k</math:mi>
            </math:mfrac>
          </math:mrow>
        </math:mrow>
      </math:mstyle>
      <math:mrow/>
    </math:mrow>
    <math:annotation math:encoding="StarMath 5.0"> size 12{ ital "Bi"= {  {αR}  over  {k} } } {}
 </math:annotation>
  </math:semantics>
</math:math>
</file>

<file path=Object 2/content.xml><?xml version="1.0" encoding="utf-8"?>
<!DOCTYPE math  PUBLIC '-//OpenOffice.org//DTD Modified W3C MathML 1.01//EN'  'math.dtd'>
<math:math xmlns:math="http://www.w3.org/1998/Math/MathML">
  <math:semantics>
    <math:mrow>
      <math:mstyle math:fontsize="12pt">
        <math:mrow>
          <math:mrow>
            <math:mfrac>
              <math:mstyle math:fontstyle="italic">
                <math:mrow>
                  <math:mtext>dU</math:mtext>
                </math:mrow>
              </math:mstyle>
              <math:mstyle math:fontstyle="italic">
                <math:mrow>
                  <math:mtext>dt</math:mtext>
                </math:mrow>
              </math:mstyle>
            </math:mfrac>
            <math:mo math:stretchy="false">=</math:mo>
            <math:mover math:accent="true">
              <math:mi>Q</math:mi>
              <math:mo math:stretchy="false">˙</math:mo>
            </math:mover>
          </math:mrow>
        </math:mrow>
      </math:mstyle>
      <math:mrow/>
    </math:mrow>
    <math:annotation math:encoding="StarMath 5.0"> size 12{ {  { ital "dU"}  over  { ital "dt"} } = { dot  {Q}}} {}</math:annotation>
  </math:semantics>
</math:math>
</file>

<file path=Object 3/content.xml><?xml version="1.0" encoding="utf-8"?>
<!DOCTYPE math  PUBLIC '-//OpenOffice.org//DTD Modified W3C MathML 1.01//EN'  'math.dtd'>
<math:math xmlns:math="http://www.w3.org/1998/Math/MathML">
  <math:semantics>
    <math:mrow>
      <math:mstyle math:fontsize="12pt">
        <math:mrow>
          <math:mover math:accent="true">
            <math:mi>Q</math:mi>
            <math:mo math:stretchy="false">˙</math:mo>
          </math:mover>
        </math:mrow>
      </math:mstyle>
      <math:mrow/>
    </math:mrow>
    <math:annotation math:encoding="StarMath 5.0"> size 12{ { dot  {Q}}} {}</math:annotation>
  </math:semantics>
</math:math>
</file>

<file path=Object 4/content.xml><?xml version="1.0" encoding="utf-8"?>
<!DOCTYPE math  PUBLIC '-//OpenOffice.org//DTD Modified W3C MathML 1.01//EN'  'math.dtd'>
<math:math xmlns:math="http://www.w3.org/1998/Math/MathML">
  <math:semantics>
    <math:mrow>
      <math:mstyle math:fontsize="12pt">
        <math:mrow>
          <math:mrow>
            <math:mrow>
              <math:mfrac>
                <math:mstyle math:fontstyle="italic">
                  <math:mrow>
                    <math:mtext>dU</math:mtext>
                  </math:mrow>
                </math:mstyle>
                <math:mstyle math:fontstyle="italic">
                  <math:mrow>
                    <math:mtext>dt</math:mtext>
                  </math:mrow>
                </math:mstyle>
              </math:mfrac>
              <math:mo math:stretchy="false">=</math:mo>
              <math:mi math:fontstyle="italic">Vρ</math:mi>
            </math:mrow>
            <math:mrow>
              <math:mfrac>
                <math:mstyle math:fontstyle="italic">
                  <math:mrow>
                    <math:mtext>du</math:mtext>
                  </math:mrow>
                </math:mstyle>
                <math:mstyle math:fontstyle="italic">
                  <math:mrow>
                    <math:mtext>dt</math:mtext>
                  </math:mrow>
                </math:mstyle>
              </math:mfrac>
              <math:mo math:stretchy="false">=</math:mo>
              <math:mi math:fontstyle="italic">Vρc</math:mi>
            </math:mrow>
            <math:mfrac>
              <math:mstyle math:fontstyle="italic">
                <math:mrow>
                  <math:mtext>dT</math:mtext>
                </math:mrow>
              </math:mstyle>
              <math:mstyle math:fontstyle="italic">
                <math:mrow>
                  <math:mtext>dr</math:mtext>
                </math:mrow>
              </math:mstyle>
            </math:mfrac>
          </math:mrow>
        </math:mrow>
      </math:mstyle>
      <math:mrow/>
    </math:mrow>
    <math:annotation math:encoding="StarMath 5.0"> size 12{ {  { ital "dU"}  over  { ital "dt"} } =Vρ {  { ital "du"}  over  { ital "dt"} } =Vρc {  { ital "dT"}  over  { ital "dr"} } } {}</math:annotation>
  </math:semantics>
</math:math>
</file>

<file path=Object 5/content.xml><?xml version="1.0" encoding="utf-8"?>
<!DOCTYPE math  PUBLIC '-//OpenOffice.org//DTD Modified W3C MathML 1.01//EN'  'math.dtd'>
<math:math xmlns:math="http://www.w3.org/1998/Math/MathML">
  <math:semantics>
    <math:mrow>
      <math:mstyle math:fontsize="12pt">
        <math:mrow>
          <math:mrow>
            <math:mrow>
              <math:mover math:accent="true">
                <math:mi>Q</math:mi>
                <math:mo math:stretchy="false">˙</math:mo>
              </math:mover>
              <math:mo math:stretchy="false">=</math:mo>
              <math:mi math:fontstyle="italic">αA</math:mi>
            </math:mrow>
            <math:mfenced math:open="" math:close="">
              <math:mrow>
                <math:mi>T</math:mi>
                <math:mo math:stretchy="false">−</math:mo>
                <math:msub>
                  <math:mi>T</math:mi>
                  <math:mstyle math:fontsize="8pt">
                    <math:mrow>
                      <math:mi>S</math:mi>
                    </math:mrow>
                  </math:mstyle>
                </math:msub>
              </math:mrow>
            </math:mfenced>
          </math:mrow>
        </math:mrow>
      </math:mstyle>
      <math:mrow/>
    </math:mrow>
    <math:annotation math:encoding="StarMath 5.0"> size 12{ { dot  {Q}}=αA left (T - T rSub { size 8{S} }  right )} {}</math:annotation>
  </math:semantics>
</math:math>
</file>

<file path=Object 6/content.xml><?xml version="1.0" encoding="utf-8"?>
<!DOCTYPE math  PUBLIC '-//OpenOffice.org//DTD Modified W3C MathML 1.01//EN'  'math.dtd'>
<math:math xmlns:math="http://www.w3.org/1998/Math/MathML">
  <math:semantics>
    <math:mrow>
      <math:mstyle math:fontsize="12pt">
        <math:mrow>
          <math:mrow>
            <math:mrow>
              <math:mfrac>
                <math:mstyle math:fontstyle="italic">
                  <math:mrow>
                    <math:mtext>dT</math:mtext>
                  </math:mrow>
                </math:mstyle>
                <math:mstyle math:fontstyle="italic">
                  <math:mrow>
                    <math:mtext>dt</math:mtext>
                  </math:mrow>
                </math:mstyle>
              </math:mfrac>
              <math:mo math:stretchy="false">=</math:mo>
              <math:mfrac>
                <math:mi math:fontstyle="italic">αA</math:mi>
                <math:mi math:fontstyle="italic">cρV</math:mi>
              </math:mfrac>
            </math:mrow>
            <math:mfenced math:open="" math:close="">
              <math:mrow>
                <math:mi>T</math:mi>
                <math:mo math:stretchy="false">−</math:mo>
                <math:msub>
                  <math:mi>T</math:mi>
                  <math:mstyle math:fontsize="8pt">
                    <math:mrow>
                      <math:mi>S</math:mi>
                    </math:mrow>
                  </math:mstyle>
                </math:msub>
              </math:mrow>
            </math:mfenced>
          </math:mrow>
        </math:mrow>
      </math:mstyle>
      <math:mrow/>
    </math:mrow>
    <math:annotation math:encoding="StarMath 5.0"> size 12{ {  { ital "dT"}  over  { ital "dt"} } = {  {αA}  over  {cρV} }  left (T - T rSub { size 8{S} }  right )} {}</math:annotation>
  </math:semantics>
</math:math>
</file>

<file path=Object 7/content.xml><?xml version="1.0" encoding="utf-8"?>
<!DOCTYPE math  PUBLIC '-//OpenOffice.org//DTD Modified W3C MathML 1.01//EN'  'math.dtd'>
<math:math xmlns:math="http://www.w3.org/1998/Math/MathML">
  <math:semantics>
    <math:mrow>
      <math:mstyle math:fontsize="12pt">
        <math:mrow>
          <math:mrow>
            <math:mrow>
              <math:mrow>
                <math:mi>T</math:mi>
                <math:mo math:stretchy="false">−</math:mo>
                <math:msub>
                  <math:mi>T</math:mi>
                  <math:mstyle math:fontsize="8pt">
                    <math:mrow>
                      <math:mi>S</math:mi>
                    </math:mrow>
                  </math:mstyle>
                </math:msub>
              </math:mrow>
              <math:mo math:stretchy="false">=</math:mo>
              <math:mfenced math:open="" math:close="">
                <math:mrow>
                  <math:msub>
                    <math:mi>T</math:mi>
                    <math:mstyle math:fontsize="8pt">
                      <math:mrow>
                        <math:mn>0</math:mn>
                      </math:mrow>
                    </math:mstyle>
                  </math:msub>
                  <math:mo math:stretchy="false">−</math:mo>
                  <math:msub>
                    <math:mi>T</math:mi>
                    <math:mstyle math:fontsize="8pt">
                      <math:mrow>
                        <math:mi>S</math:mi>
                      </math:mrow>
                    </math:mstyle>
                  </math:msub>
                </math:mrow>
              </math:mfenced>
            </math:mrow>
            <math:mtext>exp</math:mtext>
            <math:mfenced math:open="" math:close="">
              <math:mrow>
                <math:mo math:stretchy="false">−</math:mo>
                <math:mfrac>
                  <math:mi>t</math:mi>
                  <math:mi>τ</math:mi>
                </math:mfrac>
              </math:mrow>
            </math:mfenced>
          </math:mrow>
        </math:mrow>
      </math:mstyle>
      <math:mrow/>
    </math:mrow>
    <math:annotation math:encoding="StarMath 5.0"> size 12{T - T rSub { size 8{S} } = left (T rSub { size 8{0} }  - T rSub { size 8{S} }  right )"exp" left ( -  {  {t}  over  {τ} }  right )} {}</math:annotation>
  </math:semantics>
</math:math>
</file>

<file path=Object 8/content.xml><?xml version="1.0" encoding="utf-8"?>
<!DOCTYPE math  PUBLIC '-//OpenOffice.org//DTD Modified W3C MathML 1.01//EN'  'math.dtd'>
<math:math xmlns:math="http://www.w3.org/1998/Math/MathML">
  <math:semantics>
    <math:mrow>
      <math:mstyle math:fontsize="12pt">
        <math:mrow>
          <math:mrow>
            <math:mi>τ</math:mi>
            <math:mo math:stretchy="false">=</math:mo>
            <math:mfrac>
              <math:mi math:fontstyle="italic">cρV</math:mi>
              <math:mi math:fontstyle="italic">αA</math:mi>
            </math:mfrac>
          </math:mrow>
        </math:mrow>
      </math:mstyle>
      <math:mrow/>
    </math:mrow>
    <math:annotation math:encoding="StarMath 5.0"> size 12{τ= {  {cρV}  over  {αA} } } {}</math:annotation>
  </math:semantics>
</math:math>
</file>